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IdentificativoPreventivo" style:family="table" style:master-page-name="Fattura">
      <style:table-properties style:width="6.6785in" fo:margin-left="-0.0083in" fo:margin-right="0in" style:page-number="0" table:align="margins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padding="0in" fo:border="none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style:vertical-align="bottom" fo:padding="0in" fo:border="none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style:width="6.6701in" fo:margin-top="0.2in" fo:margin-bottom="0in" table:align="margins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padding="0.0382in" fo:border="none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style:width="6.6701in" fo:margin-top="0.1in" fo:margin-bottom="0in" table:align="right" style:may-break-between-rows="false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style:vertical-align="bottom" fo:padding="0.0382in" fo:border="none"/>
    </style:style>
    <style:style style:name="Table1.E1" style:family="table-cell">
      <style:table-cell-properties fo:padding="0.0382in" fo:border="none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family="paragraph" style:parent-style-name="Header">
      <style:paragraph-properties fo:text-align="end" style:justify-single-word="false"/>
      <style:text-properties fo:color="#c5000b"/>
    </style:style>
    <style:style style:name="P2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able_20_Contents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Table_20_Contents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6" style:family="paragraph" style:parent-style-name="Table_20_Contents">
      <style:text-properties fo:font-weight="normal" style:font-weight-asian="normal" style:font-weight-complex="normal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 table:number-columns-repeated="3"/>
        <table:table-column table:style-name="IdentificativoPreventivo.E"/>
        <table:table-row>
          <table:table-cell table:style-name="IdentificativoPreventivo.A1" office:value-type="string">
            <text:p text:style-name="Table_20_Contents">Data:</text:p>
          </table:table-cell>
          <table:table-cell table:style-name="IdentificativoPreventivo.A1" office:value-type="string">
            <text:p text:style-name="Table_20_Contents"><text:span text:style-name="Ruby_20_Value">options.date</text:span></text:p>
          </table:table-cell>
          <table:table-cell table:style-name="IdentificativoPreventivo.A1" office:value-type="string">
            <text:p text:style-name="Table_20_Contents"/>
          </table:table-cell>
          <table:table-cell table:style-name="IdentificativoPreventivo.A1" office:value-type="string">
            <text:p text:style-name="Table_20_Contents">Spett.le</text:p>
          </table:table-cell>
          <table:table-cell table:style-name="IdentificativoPreventivo.A1" office:value-type="string">
            <text:p text:style-name="Table_20_Contents"/>
          </table:table-cell>
        </table:table-row>
        <table:table-row table:style-name="IdentificativoPreventivo.2">
          <table:table-cell table:style-name="IdentificativoPreventivo.A2" office:value-type="string">
            <text:p text:style-name="Table_20_Contents">Preventivo</text:p>
          </table:table-cell>
          <table:table-cell table:style-name="IdentificativoPreventivo.A2" office:value-type="string">
            <text:p text:style-name="Table_20_Contents"><text:span text:style-name="Ruby_20_Literal">span('Strong Emphasis',options.code)</text:span></text:p>
          </table:table-cell>
          <table:table-cell table:style-name="IdentificativoPreventivo.A2" table:number-columns-spanned="3" office:value-type="string">
            <text:p text:style-name="P18"><text:span text:style-name="Ruby_20_Literal">span('Strong Emphasis',options.customer['ragionesociale'])</text:span></text:p>
          </table:table-cell>
          <table:covered-table-cell/>
          <table:covered-table-cell/>
        </table:table-row>
        <table:table-row table:style-name="IdentificativoPreventivo.3">
          <table:table-cell table:style-name="IdentificativoPreventivo.A2" office:value-type="string">
            <text:p text:style-name="Table_20_Contents">Job:</text:p>
          </table:table-cell>
          <table:table-cell table:style-name="IdentificativoPreventivo.A2" office:value-type="string">
            <text:p text:style-name="Table_20_Contents"><text:span text:style-name="Ruby_20_Literal">span('Strong Emphasis',options.job)</text:span></text:p>
          </table:table-cell>
          <table:table-cell table:style-name="IdentificativoPreventivo.A2" office:value-type="string">
            <text:p text:style-name="Table_20_Contents"><text:span text:style-name="Ruby_20_Literal"/></text:p>
          </table:table-cell>
          <table:table-cell table:style-name="IdentificativoPreventivo.A2" office:value-type="string">
            <text:p text:style-name="Table_20_Contents"/>
          </table:table-cell>
          <table:table-cell table:style-name="IdentificativoPreventivo.A2" office:value-type="string">
            <text:p text:style-name="Table_20_Contents"/>
          </table:table-cell>
        </table:table-row>
        <table:table-row table:style-name="IdentificativoPreventivo.4">
          <table:table-cell table:style-name="IdentificativoPreventivo.A1" office:value-type="string">
            <text:p text:style-name="Table_20_Contents"/>
          </table:table-cell>
          <table:table-cell table:style-name="IdentificativoPreventivo.A1" office:value-type="string">
            <text:p text:style-name="Table_20_Contents"><text:span text:style-name="Ruby_20_Value"/></text:p>
          </table:table-cell>
          <table:table-cell table:style-name="IdentificativoPreventivo.A1" office:value-type="string">
            <text:p text:style-name="Table_20_Contents"><text:span text:style-name="Ruby_20_Literal"/></text:p>
          </table:table-cell>
          <table:table-cell table:style-name="IdentificativoPreventivo.A1" office:value-type="string">
            <text:p text:style-name="Table_20_Contents"/>
          </table:table-cell>
          <table:table-cell table:style-name="IdentificativoPreventivo.A1" office:value-type="string">
            <text:p text:style-name="Table_20_Contents"/>
          </table:table-cell>
        </table:table-row>
        <table:table-row table:style-name="IdentificativoPreventivo.5">
          <table:table-cell table:style-name="IdentificativoPreventivo.A2" office:value-type="string">
            <text:p text:style-name="Table_20_Contents">Da:</text:p>
          </table:table-cell>
          <table:table-cell table:style-name="IdentificativoPreventivo.A2" office:value-type="string">
            <text:p text:style-name="Table_20_Contents"><text:span text:style-name="Ruby_20_Value">options.sender</text:span></text:p>
          </table:table-cell>
          <table:table-cell table:style-name="IdentificativoPreventivo.A2" office:value-type="string">
            <text:p text:style-name="Table_20_Contents">c.a.</text:p>
          </table:table-cell>
          <table:table-cell table:style-name="IdentificativoPreventivo.A2" table:number-columns-spanned="2" office:value-type="string">
            <text:p text:style-name="Table_20_Contents"><text:span text:style-name="Ruby_20_Literal">span('Strong Emphasis',options.to)</text:span></text:p>
          </table:table-cell>
          <table:covered-table-cell/>
        </table:table-row>
        <table:table-row>
          <table:table-cell table:style-name="IdentificativoPreventivo.A1" office:value-type="string">
            <text:p text:style-name="Table_20_Contents"/>
          </table:table-cell>
          <table:table-cell table:style-name="IdentificativoPreventivo.A1" office:value-type="string">
            <text:p text:style-name="Table_20_Contents"/>
          </table:table-cell>
          <table:table-cell table:style-name="IdentificativoPreventivo.A1" office:value-type="string">
            <text:p text:style-name="Table_20_Contents"/>
          </table:table-cell>
          <table:table-cell table:style-name="IdentificativoPreventivo.A1" office:value-type="string">
            <text:p text:style-name="Table_20_Contents"/>
          </table:table-cell>
          <table:table-cell table:style-name="IdentificativoPreventivo.A1" office:value-type="string">
            <text:p text:style-name="Table_20_Contents"/>
          </table:table-cell>
        </table:table-row>
        <table:table-row table:style-name="IdentificativoPreventivo.7">
          <table:table-cell table:style-name="IdentificativoPreventivo.A2" office:value-type="string">
            <text:p text:style-name="P16">Oggetto:</text:p>
          </table:table-cell>
          <table:table-cell table:style-name="IdentificativoPreventivo.A2" table:number-columns-spanned="4" office:value-type="string">
            <text:p text:style-name="P6"><text:span text:style-name="Ruby_20_Value">options.subject</text:span>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table:number-columns-spanned="2" office:value-type="string">
            <text:p text:style-name="P8">Q.TA'</text:p>
          </table:table-cell>
          <table:covered-table-cell/>
          <table:table-cell table:style-name="Table2.A1" table:number-columns-spanned="3" office:value-type="string">
            <text:p text:style-name="P8">IMPORTO €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table:number-columns-spanned="2" office:value-type="string">
            <text:p text:style-name="Table_20_Contents"/>
          </table:table-cell>
          <table:covered-table-cell/>
          <table:table-cell table:style-name="Table2.A1" table:number-columns-spanned="2" office:value-type="string">
            <text:p text:style-name="P7">Cad.</text:p>
          </table:table-cell>
          <table:covered-table-cell/>
          <table:table-cell table:style-name="Table2.A1" office:value-type="string">
            <text:p text:style-name="P7">TOTALI</text:p>
          </table:table-cell>
        </table:table-row>
        <table:table-row>
          <table:table-cell table:style-name="Table2.A1" table:number-columns-spanned="8" office:value-type="string">
            <text:p text:style-name="Table_20_Contents"><text:span text:style-name="Ruby_20_Code">i=0<text:line-break/>data.each do |category_name,cat|<text:line-break/>i+=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8" office:value-type="string">
            <text:p text:style-name="Table_20_Contents"><text:span text:style-name="Ruby_20_Literal">span('Strong Emphasis',category_nam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8" office:value-type="string">
            <text:p text:style-name="Table_20_Contents"><text:span text:style-name="Ruby_20_Code">cat.each do |item|<text:line-break/>i+=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3" office:value-type="string">
            <text:p text:style-name="Table_20_Contents">-<text:span text:style-name="Ruby_20_Value">item.data['description']</text:span></text:p>
          </table:table-cell>
          <table:covered-table-cell/>
          <table:covered-table-cell/>
          <table:table-cell table:style-name="Table2.A1" office:value-type="string">
            <text:p text:style-name="P18"><text:span text:style-name="Ruby_20_Value">item.data['qty_label']</text:span></text:p>
          </table:table-cell>
          <table:table-cell table:style-name="Table2.A1" table:number-columns-spanned="2" office:value-type="string">
            <text:p text:style-name="P17"><text:span text:style-name="Ruby_20_Value">item.data['price_label']</text:span></text:p>
          </table:table-cell>
          <table:covered-table-cell/>
          <table:table-cell table:style-name="Table2.A1" table:number-columns-spanned="2" office:value-type="string">
            <text:p text:style-name="P17"><text:span text:style-name="Ruby_20_Value">item.data['totale']</text:span></text:p>
          </table:table-cell>
          <table:covered-table-cell/>
        </table:table-row>
        <table:table-row>
          <table:table-cell table:style-name="Table2.A1" table:number-columns-spanned="8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1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1" table:number-columns-spanned="8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Table_20_Contents"><text:span text:style-name="Ruby_20_Value">(options.discount!=''?'Sconto':''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17"><text:span text:style-name="Ruby_20_Value">options.discount</text:span></text:p>
          </table:table-cell>
        </table:table-row>
        <table:table-row>
          <table:table-cell table:style-name="Table2.A1" table:number-columns-spanned="7" office:value-type="string">
            <text:p text:style-name="Table_20_Contents"><text:span text:style-name="Ruby_20_Code">(i+1..5).each do |x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17"/>
          </table:table-cell>
        </table:table-row>
        <table:table-row>
          <table:table-cell table:style-name="Table2.A1" table:number-columns-spanned="7" office:value-type="string">
            <text:p text:style-name="Table_20_Contents"><text:span text:style-name="Ruby_20_Value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17"/>
          </table:table-cell>
        </table:table-row>
        <table:table-row>
          <table:table-cell table:style-name="Table2.A1" table:number-columns-spanned="7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table:style-name="Table1.A1" table:number-columns-spanned="4" office:value-type="string">
            <text:p text:style-name="P6">TOTALE PREVENTIVO</text:p>
          </table:table-cell>
          <table:covered-table-cell/>
          <table:covered-table-cell/>
          <table:covered-table-cell/>
          <table:table-cell table:style-name="Table1.E1" office:value-type="string">
            <text:p text:style-name="P7"><text:span text:style-name="Ruby_20_Literal">span('Strong Emphasis',options.total)</text:span></text:p>
          </table:table-cell>
        </table:table-row>
        <table:table-row>
          <table:table-cell table:style-name="Table1.E1" table:number-columns-spanned="4" office:value-type="string">
            <text:p text:style-name="P14">I prezzi indicati si intendono al netto di IVA</text:p>
          </table:table-cell>
          <table:covered-table-cell/>
          <table:covered-table-cell/>
          <table:covered-table-cell/>
          <table:table-cell table:style-name="Table1.E1" office:value-type="string">
            <text:p text:style-name="P6"/>
          </table:table-cell>
        </table:table-row>
        <table:table-row table:style-name="Table1.3">
          <table:table-cell table:style-name="Table1.E1" office:value-type="string">
            <text:p text:style-name="P9"/>
          </table:table-cell>
          <table:table-cell table:style-name="Table1.E1" table:number-columns-spanned="2" office:value-type="string">
            <text:p text:style-name="P9"/>
          </table:table-cell>
          <table:covered-table-cell/>
          <table:table-cell table:style-name="Table1.E1" office:value-type="string">
            <text:p text:style-name="P9"/>
          </table:table-cell>
          <table:table-cell table:style-name="Table1.E1" office:value-type="string">
            <text:p text:style-name="P6"/>
          </table:table-cell>
        </table:table-row>
        <table:table-row>
          <table:table-cell table:style-name="Table1.E1" office:value-type="string">
            <text:p text:style-name="P10">Consegna PdV:</text:p>
          </table:table-cell>
          <table:table-cell table:style-name="Table1.E1" table:number-columns-spanned="4" office:value-type="string">
            <text:p text:style-name="P11"><text:span text:style-name="Ruby_20_Value">options.delivery</text:span></text:p>
          </table:table-cell>
          <table:covered-table-cell/>
          <table:covered-table-cell/>
          <table:covered-table-cell/>
        </table:table-row>
        <table:table-row>
          <table:table-cell table:style-name="Table1.E1" office:value-type="string">
            <text:p text:style-name="P10">Pagamento:</text:p>
          </table:table-cell>
          <table:table-cell table:style-name="Table1.E1" table:number-columns-spanned="4" office:value-type="string">
            <text:p text:style-name="P11"><text:span text:style-name="Ruby_20_Value">options.payment</text:span></text:p>
          </table:table-cell>
          <table:covered-table-cell/>
          <table:covered-table-cell/>
          <table:covered-table-cell/>
        </table:table-row>
        <table:table-row>
          <table:table-cell table:style-name="Table1.E1" office:value-type="string">
            <text:p text:style-name="P10">Fatturazione:</text:p>
          </table:table-cell>
          <table:table-cell table:style-name="Table1.E1" table:number-columns-spanned="4" office:value-type="string">
            <text:p text:style-name="P11"><text:span text:style-name="Ruby_20_Value">options.invoicing</text:span></text:p>
          </table:table-cell>
          <table:covered-table-cell/>
          <table:covered-table-cell/>
          <table:covered-table-cell/>
        </table:table-row>
        <table:table-row>
          <table:table-cell table:style-name="Table1.E1" office:value-type="string">
            <text:p text:style-name="P11"/>
          </table:table-cell>
          <table:table-cell table:style-name="Table1.E1" table:number-columns-spanned="2" office:value-type="string">
            <text:p text:style-name="P9"/>
          </table:table-cell>
          <table:covered-table-cell/>
          <table:table-cell table:style-name="Table1.E1" office:value-type="string">
            <text:p text:style-name="P9"/>
          </table:table-cell>
          <table:table-cell table:style-name="Table1.E1" office:value-type="string">
            <text:p text:style-name="P6"/>
          </table:table-cell>
        </table:table-row>
        <table:table-row>
          <table:table-cell table:style-name="Table1.E1" table:number-columns-spanned="5" office:value-type="string">
            <text:p text:style-name="P12">Nell'attesa di ricevere la presente lettera controfirmata per accettazione, porgiamo distinti salut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E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E1" table:number-columns-spanned="2" office:value-type="string">
            <text:p text:style-name="P15">Timbro e firma</text:p>
          </table:table-cell>
          <table:covered-table-cell/>
          <table:table-cell table:style-name="Table1.E1" table:number-columns-spanned="3" office:value-type="string">
            <text:p text:style-name="P12"/>
          </table:table-cell>
          <table:covered-table-cell/>
          <table:covered-table-cell/>
        </table:table-row>
        <table:table-row table:style-name="Table1.11">
          <table:table-cell table:style-name="Table1.E1" table:number-columns-spanned="2" office:value-type="string">
            <text:p text:style-name="P15"/>
            <text:p text:style-name="P15">_______________________</text:p>
          </table:table-cell>
          <table:covered-table-cell/>
          <table:table-cell table:style-name="Table1.E1" table:number-columns-spanned="3" office:value-type="string">
            <text:p text:style-name="P13"><text:span text:style-name="Ruby_20_Literal">span('Strong Emphasis',options.company['ragionesociale'])</text:span></text:p>
          </table:table-cell>
          <table:covered-table-cell/>
          <table:covered-table-cell/>
        </table:table-row>
      </table:table>
      <text:p text:style-name="Standard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Trebuchet M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ategoria" style:family="paragraph" style:parent-style-name="Heading">
      <style:text-properties style:font-name="Trebuchet MS1" fo:font-size="11pt" fo:font-weight="bold"/>
    </style:style>
    <style:style style:name="Ruby_20_Code" style:display-name="Ruby Code" style:family="text">
      <style:text-properties style:font-name="Trebuchet MS" fo:background-color="#5c8526" style:font-size-asian="10.5pt"/>
    </style:style>
    <style:style style:name="Ruby_20_Block" style:display-name="Ruby Block" style:family="text" style:parent-style-name="Ruby_20_Code">
      <style:text-properties style:font-name="Trebuchet MS" fo:background-color="#800000" style:font-size-asian="10.5pt"/>
    </style:style>
    <style:style style:name="Ruby_20_Literal" style:display-name="Ruby Literal" style:family="text" style:parent-style-name="Ruby_20_Block">
      <style:text-properties style:font-name="Trebuchet MS" fo:background-color="#2300dc" style:font-size-asian="10.5pt"/>
    </style:style>
    <style:style style:name="Ruby_20_Value" style:display-name="Ruby Value" style:family="text" style:parent-style-name="Ruby_20_Literal">
      <style:text-properties style:font-name="Trebuchet MS" fo:background-color="#ffb515" style:font-size-asian="10.5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age_20_Number" style:display-name="Page Number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c5000b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M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2in" fo:margin-bottom="0.2in" fo:margin-left="0.8in" fo:margin-right="0.8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in" fo:margin-left="0in" fo:margin-right="0.3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146in" svg:y="0.0043in" svg:width="0.3335in" svg:height="0.3335in" draw:z-index="0"><draw:image xlink:href="Pictures/1000020100000020000000209CD9549D.png" xlink:type="simple" xlink:show="embed" xlink:actuate="onLoad"/></draw:frame>options.company.ragionesociale</text:p>
        <text:p text:style-name="MP2">options.company.indirizzo</text:p>
        <text:p text:style-name="Header"/>
        <text:p text:style-name="Header"/>
      </style:header>
    </style:master-page>
    <style:master-page style:name="Fattura" style:page-layout-name="Mpm2">
      <style:header>
        <text:p text:style-name="MP3"><draw:frame draw:style-name="Mfr1" draw:name="graphics3" text:anchor-type="paragraph" svg:x="-0.2591in" svg:y="-0.198in" svg:width="0.1665in" svg:height="3.9862in" draw:z-index="3"><draw:image xlink:href="Pictures/100000000000000C0000011F81378DB1.jpg" xlink:type="simple" xlink:show="embed" xlink:actuate="onLoad"/></draw:frame><draw:frame draw:style-name="Mfr1" draw:name="graphics2" text:anchor-type="paragraph" svg:x="0.0118in" svg:y="0.052in" svg:width="1.6665in" svg:height="0.4071in" draw:z-index="5"><draw:image xlink:href="Pictures/10000000000001F40000007A9EDEDFB6.jpg" xlink:type="simple" xlink:show="embed" xlink:actuate="onLoad"/></draw:frame><text:span text:style-name="Ruby_20_Literal">span('Strong Emphasis',options.company['ragionesociale'])</text:span></text:p>
        <text:p text:style-name="MP4"><text:span text:style-name="Ruby_20_Value"/></text:p>
        <text:p text:style-name="MP4"><text:span text:style-name="Ruby_20_Value">options.company['indirizzo']</text:span></text:p>
        <text:p text:style-name="MP4"><text:span text:style-name="Ruby_20_Value">options.company['partitaiva']</text:span></text:p>
        <text:p text:style-name="MP4"><text:span text:style-name="Ruby_20_Value">options.company['telefono']</text:span></text:p>
        <text:p text:style-name="MP4"><text:span text:style-name="Ruby_20_Value">options.company['fax']</text:span></text:p>
        <text:p text:style-name="MP4"><draw:frame draw:style-name="Mfr2" draw:name="graphics4" text:anchor-type="paragraph" svg:x="6.5043in" svg:y="6.8236in" svg:width="0.4445in" svg:height="3.611in" draw:z-index="1"><draw:image xlink:href="Pictures/10000000000000200000010404F9A28D.jpg" xlink:type="simple" xlink:show="embed" xlink:actuate="onLoad"/></draw:frame><text:span text:style-name="Ruby_20_Value">options.company['web']</text:span></text:p>
      </style:header>
      <style:footer>
        <text:p text:style-name="MP5"><text:span text:style-name="Page_20_Number"/></text:p>
        <text:p text:style-name="MP5"><text:span text:style-name="Page_20_Number">Pagina <text:s/></text:span><text:span text:style-name="Page_20_Number"><text:page-number text:select-page="current">2</text:page-number></text:span><text:span text:style-name="Page_20_Number"> di </text:span><text:span text:style-name="Page_20_Number"><text:page-count>2</text:page-count></text:span></text:p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9:04:56</dc:date>
    <meta:editing-cycles>203</meta:editing-cycles>
    <meta:editing-duration>PT13H40M17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